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4.217cm"/>
    </style:style>
    <style:style style:name="co4" style:family="table-column">
      <style:table-column-properties fo:break-before="auto" style:column-width="4.4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0.8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ff00ff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font-name="Times New Roman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fo:color="#0000ff" style:text-outline="false" style:text-line-through-style="none" style:font-name="Times New Roman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transparent" fo:wrap-option="wrap"/>
      <style:text-properties fo:color="#0000ff" style:text-outline="false" style:text-line-through-style="none" style:font-name="Times New Roman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ff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>
            <text:p>Swallow_Ethernet design V1</text:p>
          </table:table-cell>
          <table:table-cell table:number-columns-repeated="1023"/>
        </table:table-row>
        <table:table-row table:style-name="ro1">
          <table:table-cell office:value-type="string">
            <text:p>Bill of Materials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2-10-10">
            <text:p>10/10/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y:</text:p>
          </table:table-cell>
          <table:table-cell table:number-columns-repeated="1023"/>
        </table:table-row>
        <table:table-row table:style-name="ro1">
          <table:table-cell office:value-type="string">
            <text:p>Populated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Unpopulated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3" office:value-type="string">
            <text:p>PCB Train free issue</text:p>
          </table:table-cell>
          <table:table-cell table:style-name="ce3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C1</text:p>
          </table:table-cell>
          <table:table-cell table:style-name="ce3" office:value-type="string">
            <text:p>10n</text:p>
          </table:table-cell>
          <table:table-cell table:style-name="ce3" office:value-type="string">
            <text:p>SM0402</text:p>
          </table:table-cell>
          <table:table-cell table:style-name="ce5" office:value-type="string">
            <text:p>040210nF 50V 10% X7R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2</text:p>
          </table:table-cell>
          <table:table-cell table:style-name="ce3" office:value-type="string">
            <text:p>47n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47nF 16V 10% X7R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3</text:p>
          </table:table-cell>
          <table:table-cell table:style-name="ce3" office:value-type="string">
            <text:p>100n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100nF 25V 10% X7R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4</text:p>
          </table:table-cell>
          <table:table-cell table:style-name="ce3" office:value-type="string">
            <text:p>100n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100nF 25V 10% X7R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5</text:p>
          </table:table-cell>
          <table:table-cell table:style-name="ce3" office:value-type="string">
            <text:p>10uF</text:p>
          </table:table-cell>
          <table:table-cell table:style-name="ce3" office:value-type="string">
            <text:p>SM0805</text:p>
          </table:table-cell>
          <table:table-cell table:style-name="ce5" office:value-type="string">
            <text:p>080510uF 6.3V 10% X5R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6</text:p>
          </table:table-cell>
          <table:table-cell table:style-name="ce3" office:value-type="string">
            <text:p>100n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100nF 25V 10% X7R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7</text:p>
          </table:table-cell>
          <table:table-cell table:style-name="ce3" office:value-type="string">
            <text:p>100n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101nF 25V 10% X7R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8</text:p>
          </table:table-cell>
          <table:table-cell table:style-name="ce3" office:value-type="string">
            <text:p>100n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102nF 25V 10% X7R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9</text:p>
          </table:table-cell>
          <table:table-cell table:style-name="ce3" office:value-type="string">
            <text:p>100n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103nF 25V 10% X7R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10</text:p>
          </table:table-cell>
          <table:table-cell table:style-name="ce3" office:value-type="string">
            <text:p>100n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104nF 25V 10% X7R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11</text:p>
          </table:table-cell>
          <table:table-cell table:style-name="ce3" office:value-type="string">
            <text:p>10u</text:p>
          </table:table-cell>
          <table:table-cell table:style-name="ce3" office:value-type="string">
            <text:p>SM0805</text:p>
          </table:table-cell>
          <table:table-cell table:style-name="ce5" office:value-type="string">
            <text:p>080510uF 6.3V 10% X5R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12</text:p>
          </table:table-cell>
          <table:table-cell table:style-name="ce3" office:value-type="string">
            <text:p>100n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100nF 25V 10% X7R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13</text:p>
          </table:table-cell>
          <table:table-cell table:style-name="ce3" office:value-type="string">
            <text:p>100n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101nF 25V 10% X7R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14</text:p>
          </table:table-cell>
          <table:table-cell table:style-name="ce3" office:value-type="string">
            <text:p>100n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102nF 25V 10% X7R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15</text:p>
          </table:table-cell>
          <table:table-cell table:style-name="ce3" office:value-type="string">
            <text:p>100n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103nF 25V 10% X7R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16</text:p>
          </table:table-cell>
          <table:table-cell table:style-name="ce3" office:value-type="string">
            <text:p>10u</text:p>
          </table:table-cell>
          <table:table-cell table:style-name="ce3" office:value-type="string">
            <text:p>SM0805</text:p>
          </table:table-cell>
          <table:table-cell table:style-name="ce5" office:value-type="string">
            <text:p>080510uF 6.3V 10% X5R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17</text:p>
          </table:table-cell>
          <table:table-cell table:style-name="ce3" office:value-type="string">
            <text:p>10u</text:p>
          </table:table-cell>
          <table:table-cell table:style-name="ce3" office:value-type="string">
            <text:p>SM1206</text:p>
          </table:table-cell>
          <table:table-cell table:style-name="ce5" office:value-type="string">
            <text:p>120610uF 25V Z% Y5V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18</text:p>
          </table:table-cell>
          <table:table-cell table:style-name="ce3" office:value-type="string">
            <text:p>10u</text:p>
          </table:table-cell>
          <table:table-cell table:style-name="ce3" office:value-type="string">
            <text:p>SM1206</text:p>
          </table:table-cell>
          <table:table-cell table:style-name="ce5" office:value-type="string">
            <text:p>120610uF 25V Z% Y5V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19</text:p>
          </table:table-cell>
          <table:table-cell table:style-name="ce3" office:value-type="string">
            <text:p>33p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33pF 50V 5% C0G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20</text:p>
          </table:table-cell>
          <table:table-cell table:style-name="ce3" office:value-type="string">
            <text:p>33p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33pF 50V 5% C0G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21</text:p>
          </table:table-cell>
          <table:table-cell table:style-name="ce3" office:value-type="string">
            <text:p>10u</text:p>
          </table:table-cell>
          <table:table-cell table:style-name="ce3" office:value-type="string">
            <text:p>SM0805</text:p>
          </table:table-cell>
          <table:table-cell table:style-name="ce5" office:value-type="string">
            <text:p>080510uF 6.3V 10% X5R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C22</text:p>
          </table:table-cell>
          <table:table-cell table:style-name="ce3" office:value-type="string">
            <text:p>10u</text:p>
          </table:table-cell>
          <table:table-cell table:style-name="ce3" office:value-type="string">
            <text:p>SM0805</text:p>
          </table:table-cell>
          <table:table-cell table:style-name="ce5" office:value-type="string">
            <text:p>080510uF 6.3V 10% X5R</text:p>
          </table:table-cell>
          <table:table-cell table:number-columns-repeated="3"/>
          <table:table-cell office:value-type="string">
            <text:p>Price (assuming 10 boards)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C23</text:p>
          </table:table-cell>
          <table:table-cell table:style-name="ce3" office:value-type="string">
            <text:p>100n</text:p>
          </table:table-cell>
          <table:table-cell table:style-name="ce3" office:value-type="string">
            <text:p>SM0603</text:p>
          </table:table-cell>
          <table:table-cell table:style-name="ce5" office:value-type="string">
            <text:p>0603100nF 25V 10% X7R</text:p>
          </table:table-cell>
          <table:table-cell table:number-columns-repeated="1020"/>
        </table:table-row>
        <table:table-row table:style-name="ro3">
          <table:table-cell office:value-type="string">
            <text:p>D1</text:p>
          </table:table-cell>
          <table:table-cell office:value-type="string">
            <text:p>MEM_LED</text:p>
          </table:table-cell>
          <table:table-cell office:value-type="string">
            <text:p>X_LED-0603</text:p>
          </table:table-cell>
          <table:table-cell office:value-type="string">
            <text:p>Kingbright</text:p>
          </table:table-cell>
          <table:table-cell table:style-name="ce6" office:value-type="string">
            <text:p>KPT-1608EC</text:p>
          </table:table-cell>
          <table:table-cell table:style-name="ce6" office:value-type="float" office:value="2099221">
            <text:p>2099221</text:p>
          </table:table-cell>
          <table:table-cell table:style-name="ce11" office:value-type="string">
            <text:p><text:a xlink:href="http://uk.farnell.com/kingbright/kpt-1608ec/led-red-0603-smd/dp/2099221?in_merch=New%20Products">http://uk.farnell.com/kingbright/kpt-1608ec/led-red-0603-smd/dp/2099221?in_merch=New%20Products</text:a></text:p>
          </table:table-cell>
          <table:table-cell office:value-type="float" office:value="0.05">
            <text:p>0.05</text:p>
          </table:table-cell>
          <table:table-cell table:number-columns-repeated="1016"/>
        </table:table-row>
        <table:table-row table:style-name="ro3">
          <table:table-cell office:value-type="string">
            <text:p>D2</text:p>
          </table:table-cell>
          <table:table-cell office:value-type="string">
            <text:p>L1_LED</text:p>
          </table:table-cell>
          <table:table-cell office:value-type="string">
            <text:p>X_LED-0603</text:p>
          </table:table-cell>
          <table:table-cell office:value-type="string">
            <text:p>Kingbright</text:p>
          </table:table-cell>
          <table:table-cell table:style-name="ce6" office:value-type="string">
            <text:p>KPT-1608EC</text:p>
          </table:table-cell>
          <table:table-cell table:style-name="ce6" office:value-type="float" office:value="2099221">
            <text:p>2099221</text:p>
          </table:table-cell>
          <table:table-cell table:style-name="ce11" office:value-type="string">
            <text:p><text:a xlink:href="http://uk.farnell.com/kingbright/kpt-1608ec/led-red-0603-smd/dp/2099221?in_merch=New%20Products">http://uk.farnell.com/kingbright/kpt-1608ec/led-red-0603-smd/dp/2099221?in_merch=New%20Products</text:a></text:p>
          </table:table-cell>
          <table:table-cell office:value-type="float" office:value="0.05">
            <text:p>0.05</text:p>
          </table:table-cell>
          <table:table-cell table:number-columns-repeated="1016"/>
        </table:table-row>
        <table:table-row table:style-name="ro5">
          <table:table-cell office:value-type="string">
            <text:p>D3</text:p>
          </table:table-cell>
          <table:table-cell office:value-type="string">
            <text:p>POWER_OK</text:p>
          </table:table-cell>
          <table:table-cell office:value-type="string">
            <text:p>X_LED-0603</text:p>
          </table:table-cell>
          <table:table-cell office:value-type="string">
            <text:p>Dialight</text:p>
          </table:table-cell>
          <table:table-cell table:style-name="ce7" office:value-type="string">
            <text:p>5988070107F</text:p>
          </table:table-cell>
          <table:table-cell table:style-name="ce7" office:value-type="string">
            <text:p>1465991RL</text:p>
          </table:table-cell>
          <table:table-cell table:style-name="ce12" office:value-type="string">
            <text:p><text:span text:style-name="T1"><text:a xlink:href="http://uk.farnell.com/dialight/5988070107f/led-0603-green/dp/1465991RL">http://uk.farnell.com/dialight/5988070107f/led-0603-green/dp/1465991RL</text:a></text:span></text:p>
          </table:table-cell>
          <table:table-cell office:value-type="float" office:value="0.26">
            <text:p>0.26</text:p>
          </table:table-cell>
          <table:table-cell table:number-columns-repeated="1016"/>
        </table:table-row>
        <table:table-row table:style-name="ro5">
          <table:table-cell office:value-type="string">
            <text:p>D4</text:p>
          </table:table-cell>
          <table:table-cell office:value-type="string">
            <text:p>RESET</text:p>
          </table:table-cell>
          <table:table-cell office:value-type="string">
            <text:p>X_LED-0603</text:p>
          </table:table-cell>
          <table:table-cell office:value-type="string">
            <text:p>Dialight</text:p>
          </table:table-cell>
          <table:table-cell table:style-name="ce7" office:value-type="string">
            <text:p>5988070107F</text:p>
          </table:table-cell>
          <table:table-cell table:style-name="ce7" office:value-type="string">
            <text:p>1465991RL</text:p>
          </table:table-cell>
          <table:table-cell table:style-name="ce12" office:value-type="string">
            <text:p><text:span text:style-name="T1"><text:a xlink:href="http://uk.farnell.com/dialight/5988070107f/led-0603-green/dp/1465991RL">http://uk.farnell.com/dialight/5988070107f/led-0603-green/dp/1465991RL</text:a></text:span></text:p>
          </table:table-cell>
          <table:table-cell office:value-type="float" office:value="0.26">
            <text:p>0.26</text:p>
          </table:table-cell>
          <table:table-cell table:number-columns-repeated="1016"/>
        </table:table-row>
        <table:table-row table:style-name="ro6">
          <table:table-cell office:value-type="string">
            <text:p>L1</text:p>
          </table:table-cell>
          <table:table-cell office:value-type="string">
            <text:p>2.2uH</text:p>
          </table:table-cell>
          <table:table-cell office:value-type="string">
            <text:p>SM0805</text:p>
          </table:table-cell>
          <table:table-cell office:value-type="string">
            <text:p>Taiyo Yuden</text:p>
          </table:table-cell>
          <table:table-cell table:style-name="ce8" office:value-type="string">
            <text:p>CBC2012T2R2M</text:p>
          </table:table-cell>
          <table:table-cell table:style-name="ce6" office:value-type="float" office:value="9544348">
            <text:p>9544348</text:p>
          </table:table-cell>
          <table:table-cell table:style-name="ce6" office:value-type="string">
            <text:p><text:a xlink:href="http://uk.farnell.com/taiyo-yuden/cbc2012t2r2m/power-inductor-2-2uh-530ma-20/dp/9544348">http://uk.farnell.com/taiyo-yuden/cbc2012t2r2m/power-inductor-2-2uh-530ma-20/dp/9544348</text:a></text:p>
          </table:table-cell>
          <table:table-cell office:value-type="float" office:value="0.1">
            <text:p>0.1</text:p>
          </table:table-cell>
          <table:table-cell office:value-type="string">
            <text:p>US</text:p>
          </table:table-cell>
          <table:table-cell table:number-columns-repeated="1015"/>
        </table:table-row>
        <table:table-row table:style-name="ro6">
          <table:table-cell office:value-type="string">
            <text:p>L2</text:p>
          </table:table-cell>
          <table:table-cell office:value-type="string">
            <text:p>2.2uH</text:p>
          </table:table-cell>
          <table:table-cell office:value-type="string">
            <text:p>SM0805</text:p>
          </table:table-cell>
          <table:table-cell office:value-type="string">
            <text:p>Taiyo Yuden</text:p>
          </table:table-cell>
          <table:table-cell table:style-name="ce8" office:value-type="string">
            <text:p>CBC2012T2R2M</text:p>
          </table:table-cell>
          <table:table-cell table:style-name="ce6" office:value-type="float" office:value="9544348">
            <text:p>9544348</text:p>
          </table:table-cell>
          <table:table-cell table:style-name="ce6" office:value-type="string">
            <text:p><text:a xlink:href="http://uk.farnell.com/taiyo-yuden/cbc2012t2r2m/power-inductor-2-2uh-530ma-20/dp/9544348">http://uk.farnell.com/taiyo-yuden/cbc2012t2r2m/power-inductor-2-2uh-530ma-20/dp/9544348</text:a></text:p>
          </table:table-cell>
          <table:table-cell office:value-type="float" office:value="0.1">
            <text:p>0.1</text:p>
          </table:table-cell>
          <table:table-cell office:value-type="string">
            <text:p>US</text:p>
          </table:table-cell>
          <table:table-cell table:number-columns-repeated="1015"/>
        </table:table-row>
        <table:table-row table:style-name="ro5">
          <table:table-cell office:value-type="string">
            <text:p>P1</text:p>
          </table:table-cell>
          <table:table-cell office:value-type="string">
            <text:p>XTAG2</text:p>
          </table:table-cell>
          <table:table-cell office:value-type="string">
            <text:p>pin_array_10x2</text:p>
          </table:table-cell>
          <table:table-cell office:value-type="string">
            <text:p>Harwin</text:p>
          </table:table-cell>
          <table:table-cell office:value-type="string">
            <text:p>M20-9990245</text:p>
          </table:table-cell>
          <table:table-cell office:value-type="float" office:value="1022245">
            <text:p>1022245</text:p>
          </table:table-cell>
          <table:table-cell table:style-name="ce12" office:value-type="string">
            <text:p><text:span text:style-name="T1"><text:a xlink:href="http://uk.farnell.com/harwin/m20-9990245/header-1row-2way/dp/1022245">http://uk.farnell.com/harwin/m20-9990245/header-1row-2way/dp/1022245</text:a></text:span></text:p>
          </table:table-cell>
          <table:table-cell office:value-type="float" office:value="0.098">
            <text:p>0.098</text:p>
          </table:table-cell>
          <table:table-cell table:number-columns-repeated="1016"/>
        </table:table-row>
        <table:table-row table:style-name="ro3">
          <table:table-cell office:value-type="string">
            <text:p>P2</text:p>
          </table:table-cell>
          <table:table-cell office:value-type="string">
            <text:p>XMP16_TR_Link</text:p>
          </table:table-cell>
          <table:table-cell office:value-type="string">
            <text:p>FFC5-xx-R-L-Tx</text:p>
          </table:table-cell>
          <table:table-cell office:value-type="string">
            <text:p>Toby</text:p>
          </table:table-cell>
          <table:table-cell office:value-type="string">
            <text:p>FFC5-30-R-L-TU</text:p>
          </table:table-cell>
          <table:table-cell/>
          <table:table-cell table:style-name="ce8" office:value-type="string">
            <text:p><text:a xlink:href="http://www.toby.co.uk/content/catalogue/products.aspx?series=FFC5-xx-R-L-Tx">http://www.toby.co.uk/content/catalogue/products.aspx?series=FFC5-xx-R-L-Tx</text:a></text:p>
          </table:table-cell>
          <table:table-cell office:value-type="float" office:value="0.62">
            <text:p>0.62</text:p>
          </table:table-cell>
          <table:table-cell table:number-columns-repeated="1016"/>
        </table:table-row>
        <table:table-row table:style-name="ro3">
          <table:table-cell office:value-type="string">
            <text:p>P3</text:p>
          </table:table-cell>
          <table:table-cell office:value-type="string">
            <text:p>TR_Link_Out</text:p>
          </table:table-cell>
          <table:table-cell office:value-type="string">
            <text:p>FFC5-xx-R-L-Tx</text:p>
          </table:table-cell>
          <table:table-cell office:value-type="string">
            <text:p>Toby</text:p>
          </table:table-cell>
          <table:table-cell office:value-type="string">
            <text:p>FFC5-30-R-L-TU</text:p>
          </table:table-cell>
          <table:table-cell/>
          <table:table-cell table:style-name="ce8" office:value-type="string">
            <text:p><text:a xlink:href="http://www.toby.co.uk/content/catalogue/products.aspx?series=FFC5-xx-R-L-Tx">http://www.toby.co.uk/content/catalogue/products.aspx?series=FFC5-xx-R-L-Tx</text:a></text:p>
          </table:table-cell>
          <table:table-cell office:value-type="float" office:value="0.62">
            <text:p>0.62</text:p>
          </table:table-cell>
          <table:table-cell table:number-columns-repeated="1016"/>
        </table:table-row>
        <table:table-row table:style-name="ro5">
          <table:table-cell office:value-type="string">
            <text:p>P4</text:p>
          </table:table-cell>
          <table:table-cell office:value-type="string">
            <text:p>Mode_Select</text:p>
          </table:table-cell>
          <table:table-cell office:value-type="string">
            <text:p>SIL-2</text:p>
          </table:table-cell>
          <table:table-cell office:value-type="string">
            <text:p>Harwin</text:p>
          </table:table-cell>
          <table:table-cell office:value-type="string">
            <text:p>M20-9990245</text:p>
          </table:table-cell>
          <table:table-cell office:value-type="float" office:value="1022245">
            <text:p>1022245</text:p>
          </table:table-cell>
          <table:table-cell table:style-name="ce12" office:value-type="string">
            <text:p><text:span text:style-name="T1"><text:a xlink:href="http://uk.farnell.com/harwin/m20-9990245/header-1row-2way/dp/1022245">http://uk.farnell.com/harwin/m20-9990245/header-1row-2way/dp/1022245</text:a></text:span></text:p>
          </table:table-cell>
          <table:table-cell office:value-type="float" office:value="0.098">
            <text:p>0.098</text:p>
          </table:table-cell>
          <table:table-cell table:number-columns-repeated="1016"/>
        </table:table-row>
        <table:table-row table:style-name="ro6">
          <table:table-cell office:value-type="string">
            <text:p>P5</text:p>
          </table:table-cell>
          <table:table-cell office:value-type="string">
            <text:p>Ethernet_Slice</text:p>
          </table:table-cell>
          <table:table-cell office:value-type="string">
            <text:p>PCIe 36 way throughole vertical</text:p>
          </table:table-cell>
          <table:table-cell office:value-type="string">
            <text:p>Samtec</text:p>
          </table:table-cell>
          <table:table-cell table:style-name="ce6" office:value-type="string">
            <text:p>PCIE-036-02-F-D-TH</text:p>
          </table:table-cell>
          <table:table-cell table:style-name="ce6" office:value-type="float" office:value="1753906">
            <text:p>1753906</text:p>
          </table:table-cell>
          <table:table-cell table:style-name="ce6" office:value-type="string">
            <text:p><text:a xlink:href="http://uk.farnell.com/samtec/pcie-036-02-f-d-th/socket-pci-e-2x18/dp/1753906">http://uk.farnell.com/samtec/pcie-036-02-f-d-th/socket-pci-e-2x18/dp/1753906</text:a></text:p>
          </table:table-cell>
          <table:table-cell office:value-type="float" office:value="1.27">
            <text:p>1.27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P6</text:p>
          </table:table-cell>
          <table:table-cell table:style-name="ce2" office:value-type="string">
            <text:p>V_In</text:p>
          </table:table-cell>
          <table:table-cell table:number-columns-repeated="1022"/>
        </table:table-row>
        <table:table-row table:style-name="ro5">
          <table:table-cell office:value-type="string">
            <text:p>P7</text:p>
          </table:table-cell>
          <table:table-cell office:value-type="string">
            <text:p>+5V_In</text:p>
          </table:table-cell>
          <table:table-cell office:value-type="string">
            <text:p>DC-8S</text:p>
          </table:table-cell>
          <table:table-cell office:value-type="string">
            <text:p>Cliff</text:p>
          </table:table-cell>
          <table:table-cell office:value-type="string">
            <text:p>FC68145S</text:p>
          </table:table-cell>
          <table:table-cell office:value-type="float" office:value="224947">
            <text:p>224947</text:p>
          </table:table-cell>
          <table:table-cell table:style-name="ce13" office:value-type="string">
            <text:p><text:span text:style-name="T2"><text:a xlink:href="http://uk.farnell.com/cliff-electronic-components/dc8/socket-pcb-dc-power-1-3mm-pk10/dp/224947">http://uk.farnell.com/cliff-electronic-components/dc8/socket-pcb-dc-power-1-3mm-pk10/dp/224947</text:a></text:span></text:p>
          </table:table-cell>
          <table:table-cell table:formula="of:=5.73/10" office:value-type="float" office:value="0.573">
            <text:p>0.573</text:p>
          </table:table-cell>
          <table:table-cell office:value-type="string">
            <text:p>(pack of 10)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P8</text:p>
          </table:table-cell>
          <table:table-cell table:style-name="ce2" office:value-type="string">
            <text:p>PCIe_extra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P9</text:p>
          </table:table-cell>
          <table:table-cell table:style-name="ce2" office:value-type="string">
            <text:p>RESET_N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P10</text:p>
          </table:table-cell>
          <table:table-cell table:style-name="ce2" office:value-type="string">
            <text:p>CONN_14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P11</text:p>
          </table:table-cell>
          <table:table-cell table:style-name="ce2" office:value-type="string">
            <text:p>CONN_8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P12</text:p>
          </table:table-cell>
          <table:table-cell table:style-name="ce2" office:value-type="string">
            <text:p>CONN_3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P13</text:p>
          </table:table-cell>
          <table:table-cell table:style-name="ce2" office:value-type="string">
            <text:p>CONN_2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P14</text:p>
          </table:table-cell>
          <table:table-cell table:style-name="ce2" office:value-type="string">
            <text:p>CONN_2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P15</text:p>
          </table:table-cell>
          <table:table-cell table:style-name="ce2" office:value-type="string">
            <text:p>CONN_2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P16</text:p>
          </table:table-cell>
          <table:table-cell table:style-name="ce2" office:value-type="string">
            <text:p>CONN_2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R1</text:p>
          </table:table-cell>
          <table:table-cell table:style-name="ce3" office:value-type="string">
            <text:p>33R</text:p>
          </table:table-cell>
          <table:table-cell table:style-name="ce3" office:value-type="string">
            <text:p>SM0402</text:p>
          </table:table-cell>
          <table:table-cell table:style-name="ce5" office:value-type="string">
            <text:p>040233R 1%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R2</text:p>
          </table:table-cell>
          <table:table-cell table:style-name="ce3" office:value-type="string">
            <text:p>33R</text:p>
          </table:table-cell>
          <table:table-cell table:style-name="ce3" office:value-type="string">
            <text:p>SM0402</text:p>
          </table:table-cell>
          <table:table-cell table:style-name="ce5" office:value-type="string">
            <text:p>040233R 1%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R5</text:p>
          </table:table-cell>
          <table:table-cell table:style-name="ce3" office:value-type="string">
            <text:p>4R7</text:p>
          </table:table-cell>
          <table:table-cell table:style-name="ce3" office:value-type="string">
            <text:p>SM0402</text:p>
          </table:table-cell>
          <table:table-cell table:style-name="ce5" office:value-type="string">
            <text:p>04024R7 1%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R6</text:p>
          </table:table-cell>
          <table:table-cell table:style-name="ce3" office:value-type="string">
            <text:p>100k</text:p>
          </table:table-cell>
          <table:table-cell table:style-name="ce3" office:value-type="string">
            <text:p>SM0402</text:p>
          </table:table-cell>
          <table:table-cell table:style-name="ce5" office:value-type="string">
            <text:p>0402100K 1%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R7</text:p>
          </table:table-cell>
          <table:table-cell table:style-name="ce3" office:value-type="string">
            <text:p>100k</text:p>
          </table:table-cell>
          <table:table-cell table:style-name="ce3" office:value-type="string">
            <text:p>SM0402</text:p>
          </table:table-cell>
          <table:table-cell table:style-name="ce5" office:value-type="string">
            <text:p>0402100K 1%</text:p>
          </table:table-cell>
          <table:table-cell table:number-columns-repeated="1020"/>
        </table:table-row>
        <table:table-row table:style-name="ro6">
          <table:table-cell office:value-type="string">
            <text:p>R8</text:p>
          </table:table-cell>
          <table:table-cell office:value-type="string">
            <text:p>453k</text:p>
          </table:table-cell>
          <table:table-cell office:value-type="string">
            <text:p>SM0603</text:p>
          </table:table-cell>
          <table:table-cell office:value-type="string">
            <text:p>Vishay</text:p>
          </table:table-cell>
          <table:table-cell table:style-name="ce6" office:value-type="string">
            <text:p>CRCW0603453KFKEA</text:p>
          </table:table-cell>
          <table:table-cell table:style-name="ce6" office:value-type="float" office:value="2138564">
            <text:p>2138564</text:p>
          </table:table-cell>
          <table:table-cell table:style-name="ce6" office:value-type="string">
            <text:p><text:a xlink:href="http://uk.farnell.com/vishay-draloric/crcw0603453kfkea/resistor-0603-453k-1/dp/2138564?in_merch=New%20Products">http://uk.farnell.com/vishay-draloric/crcw0603453kfkea/resistor-0603-453k-1/dp/2138564?in_merch=New%20Products</text:a></text:p>
          </table:table-cell>
          <table:table-cell office:value-type="float" office:value="0.025">
            <text:p>0.025</text:p>
          </table:table-cell>
          <table:table-cell office:value-type="string">
            <text:p>(min 50 order factored in)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R9</text:p>
          </table:table-cell>
          <table:table-cell table:style-name="ce3" office:value-type="string">
            <text:p>68k</text:p>
          </table:table-cell>
          <table:table-cell table:style-name="ce3" office:value-type="string">
            <text:p>SM0402</text:p>
          </table:table-cell>
          <table:table-cell table:style-name="ce5" office:value-type="string">
            <text:p>040268K 1%</text:p>
          </table:table-cell>
          <table:table-cell table:number-columns-repeated="1020"/>
        </table:table-row>
        <table:table-row table:style-name="ro6">
          <table:table-cell office:value-type="string">
            <text:p>U1</text:p>
          </table:table-cell>
          <table:table-cell office:value-type="string">
            <text:p>25MHz_ASE_CLK</text:p>
          </table:table-cell>
          <table:table-cell office:value-type="string">
            <text:p>TC Series</text:p>
          </table:table-cell>
          <table:table-cell office:value-type="string">
            <text:p>TCX</text:p>
          </table:table-cell>
          <table:table-cell table:style-name="ce6" office:value-type="string">
            <text:p>TC-25.000MBD-T</text:p>
          </table:table-cell>
          <table:table-cell table:style-name="ce6" office:value-type="float" office:value="2100537">
            <text:p>2100537</text:p>
          </table:table-cell>
          <table:table-cell table:style-name="ce11" office:value-type="string">
            <text:p><text:a xlink:href="http://uk.farnell.com/txc/tc-25-000mbd-t/oscillator-mems-cmos-25mhz-smd/dp/2100537">http://uk.farnell.com/txc/tc-25-000mbd-t/oscillator-mems-cmos-25mhz-smd/dp/2100537</text:a></text:p>
          </table:table-cell>
          <table:table-cell office:value-type="float" office:value="1.15">
            <text:p>1.15</text:p>
          </table:table-cell>
          <table:table-cell office:value-type="string">
            <text:p>US</text:p>
          </table:table-cell>
          <table:table-cell table:number-columns-repeated="1015"/>
        </table:table-row>
        <table:table-row table:style-name="ro6">
          <table:table-cell office:value-type="string">
            <text:p>U2</text:p>
          </table:table-cell>
          <table:table-cell office:value-type="string">
            <text:p>4k7</text:p>
          </table:table-cell>
          <table:table-cell office:value-type="string">
            <text:p>YC124-JR</text:p>
          </table:table-cell>
          <table:table-cell office:value-type="string">
            <text:p>Yageo</text:p>
          </table:table-cell>
          <table:table-cell table:style-name="ce6" office:value-type="string">
            <text:p>YC124-JR-074K7L</text:p>
          </table:table-cell>
          <table:table-cell table:style-name="ce6" office:value-type="string">
            <text:p>9235400RL</text:p>
          </table:table-cell>
          <table:table-cell table:style-name="ce6" office:value-type="string">
            <text:p><text:a xlink:href="http://uk.farnell.com/yageo-phycomp/yc124-jr-074k7l/resistor-array-arv341-0804-4k7/dp/9235400RL">http://uk.farnell.com/yageo-phycomp/yc124-jr-074k7l/resistor-array-arv341-0804-4k7/dp/9235400RL</text:a></text:p>
          </table:table-cell>
          <table:table-cell office:value-type="float" office:value="0.112">
            <text:p>0.112</text:p>
          </table:table-cell>
          <table:table-cell table:number-columns-repeated="1016"/>
        </table:table-row>
        <table:table-row table:style-name="ro5">
          <table:table-cell office:value-type="string">
            <text:p>U3</text:p>
          </table:table-cell>
          <table:table-cell office:value-type="string">
            <text:p>33R</text:p>
          </table:table-cell>
          <table:table-cell office:value-type="string">
            <text:p>YC124-JR</text:p>
          </table:table-cell>
          <table:table-cell office:value-type="string">
            <text:p>Yageo</text:p>
          </table:table-cell>
          <table:table-cell office:value-type="string">
            <text:p>YC124-JR-0733RL</text:p>
          </table:table-cell>
          <table:table-cell office:value-type="string">
            <text:p>9235272RL</text:p>
          </table:table-cell>
          <table:table-cell table:style-name="ce12" office:value-type="string">
            <text:p><text:span text:style-name="T1"><text:a xlink:href="http://uk.farnell.com/yageo-phycomp/yc124-jr-0733rl/resistor-array-arv341-0804-33r/dp/9235272RL">http://uk.farnell.com/yageo-phycomp/yc124-jr-0733rl/resistor-array-arv341-0804-33r/dp/9235272RL</text:a></text:span></text:p>
          </table:table-cell>
          <table:table-cell office:value-type="float" office:value="0.116">
            <text:p>0.116</text:p>
          </table:table-cell>
          <table:table-cell table:number-columns-repeated="1016"/>
        </table:table-row>
        <table:table-row table:style-name="ro5">
          <table:table-cell office:value-type="string">
            <text:p>U4</text:p>
          </table:table-cell>
          <table:table-cell office:value-type="string">
            <text:p>33R</text:p>
          </table:table-cell>
          <table:table-cell office:value-type="string">
            <text:p>YC124-JR</text:p>
          </table:table-cell>
          <table:table-cell office:value-type="string">
            <text:p>Yageo</text:p>
          </table:table-cell>
          <table:table-cell office:value-type="string">
            <text:p>YC124-JR-0733RL</text:p>
          </table:table-cell>
          <table:table-cell office:value-type="string">
            <text:p>9235272RL</text:p>
          </table:table-cell>
          <table:table-cell table:style-name="ce12" office:value-type="string">
            <text:p><text:span text:style-name="T1"><text:a xlink:href="http://uk.farnell.com/yageo-phycomp/yc124-jr-0733rl/resistor-array-arv341-0804-33r/dp/9235272RL">http://uk.farnell.com/yageo-phycomp/yc124-jr-0733rl/resistor-array-arv341-0804-33r/dp/9235272RL</text:a></text:span></text:p>
          </table:table-cell>
          <table:table-cell office:value-type="float" office:value="0.116">
            <text:p>0.116</text:p>
          </table:table-cell>
          <table:table-cell table:number-columns-repeated="1016"/>
        </table:table-row>
        <table:table-row table:style-name="ro5">
          <table:table-cell office:value-type="string">
            <text:p>U5</text:p>
          </table:table-cell>
          <table:table-cell office:value-type="string">
            <text:p>NC7WZ07</text:p>
          </table:table-cell>
          <table:table-cell office:value-type="string">
            <text:p>SC70-6</text:p>
          </table:table-cell>
          <table:table-cell office:value-type="string">
            <text:p>Fairchild</text:p>
          </table:table-cell>
          <table:table-cell office:value-type="string">
            <text:p>NC7WZ07P6X</text:p>
          </table:table-cell>
          <table:table-cell office:value-type="float" office:value="1470998">
            <text:p>1470998</text:p>
          </table:table-cell>
          <table:table-cell table:style-name="ce12" office:value-type="string">
            <text:p><text:span text:style-name="T1"><text:a xlink:href="http://uk.farnell.com/fairchild-semiconductor/nc7wz07p6x/ic-nc7wz-smd/dp/1470998">http://uk.farnell.com/fairchild-semiconductor/nc7wz07p6x/ic-nc7wz-smd/dp/1470998</text:a></text:span></text:p>
          </table:table-cell>
          <table:table-cell office:value-type="float" office:value="0.24">
            <text:p>0.24</text:p>
          </table:table-cell>
          <table:table-cell table:number-columns-repeated="1016"/>
        </table:table-row>
        <table:table-row table:style-name="ro5">
          <table:table-cell office:value-type="string">
            <text:p>U6</text:p>
          </table:table-cell>
          <table:table-cell office:value-type="string">
            <text:p>NC7WZ07</text:p>
          </table:table-cell>
          <table:table-cell office:value-type="string">
            <text:p>SC70-6</text:p>
          </table:table-cell>
          <table:table-cell office:value-type="string">
            <text:p>Fairchild</text:p>
          </table:table-cell>
          <table:table-cell office:value-type="string">
            <text:p>NC7WZ07P6X</text:p>
          </table:table-cell>
          <table:table-cell office:value-type="float" office:value="1470998">
            <text:p>1470998</text:p>
          </table:table-cell>
          <table:table-cell table:style-name="ce12" office:value-type="string">
            <text:p><text:span text:style-name="T1"><text:a xlink:href="http://uk.farnell.com/fairchild-semiconductor/nc7wz07p6x/ic-nc7wz-smd/dp/1470998">http://uk.farnell.com/fairchild-semiconductor/nc7wz07p6x/ic-nc7wz-smd/dp/1470998</text:a></text:span></text:p>
          </table:table-cell>
          <table:table-cell office:value-type="float" office:value="0.24">
            <text:p>0.24</text:p>
          </table:table-cell>
          <table:table-cell table:number-columns-repeated="1016"/>
        </table:table-row>
        <table:table-row table:style-name="ro6">
          <table:table-cell office:value-type="string">
            <text:p>U7</text:p>
          </table:table-cell>
          <table:table-cell office:value-type="string">
            <text:p>4k7</text:p>
          </table:table-cell>
          <table:table-cell office:value-type="string">
            <text:p>YC124-JR</text:p>
          </table:table-cell>
          <table:table-cell office:value-type="string">
            <text:p>Yageo</text:p>
          </table:table-cell>
          <table:table-cell table:style-name="ce6" office:value-type="string">
            <text:p>YC124-JR-074K7L</text:p>
          </table:table-cell>
          <table:table-cell table:style-name="ce6" office:value-type="string">
            <text:p>9235400RL</text:p>
          </table:table-cell>
          <table:table-cell table:style-name="ce6" office:value-type="string">
            <text:p><text:a xlink:href="http://uk.farnell.com/yageo-phycomp/yc124-jr-074k7l/resistor-array-arv341-0804-4k7/dp/9235400RL">http://uk.farnell.com/yageo-phycomp/yc124-jr-074k7l/resistor-array-arv341-0804-4k7/dp/9235400RL</text:a></text:p>
          </table:table-cell>
          <table:table-cell office:value-type="float" office:value="0.112">
            <text:p>0.112</text:p>
          </table:table-cell>
          <table:table-cell table:number-columns-repeated="1016"/>
        </table:table-row>
        <table:table-row table:style-name="ro3">
          <table:table-cell office:value-type="string">
            <text:p>U8</text:p>
          </table:table-cell>
          <table:table-cell office:value-type="string">
            <text:p>MX25L6445EM2I-10G</text:p>
          </table:table-cell>
          <table:table-cell office:value-type="string">
            <text:p>SO8NL</text:p>
          </table:table-cell>
          <table:table-cell office:value-type="string">
            <text:p>Macronix</text:p>
          </table:table-cell>
          <table:table-cell office:value-type="string">
            <text:p>MX25L6445EM2I-10G</text:p>
          </table:table-cell>
          <table:table-cell table:style-name="ce6" office:value-type="string">
            <text:p>1092-1065-ND</text:p>
          </table:table-cell>
          <table:table-cell table:style-name="ce6" office:value-type="string">
            <text:p><text:a xlink:href="http://www.digikey.com/product-search/en?x=0&amp;y=0〈=en&amp;site=us&amp;KeyWords=MX25L6445EM2I-10G+">http://www.digikey.com/product-search/en?x=0&amp;y=0&amp;lang=en&amp;site=us&amp;KeyWords=MX25L6445EM2I-10G+</text:a></text:p>
          </table:table-cell>
          <table:table-cell office:value-type="float" office:value="1.92">
            <text:p>1.92</text:p>
          </table:table-cell>
          <table:table-cell table:number-columns-repeated="1016"/>
        </table:table-row>
        <table:table-row table:style-name="ro6">
          <table:table-cell table:style-name="ce4" office:value-type="string">
            <text:p>U9</text:p>
          </table:table-cell>
          <table:table-cell table:style-name="ce4" office:value-type="string">
            <text:p>DRAM-2MX16X4</text:p>
          </table:table-cell>
          <table:table-cell table:style-name="ce4" office:value-type="string">
            <text:p>TSSOP-54</text:p>
          </table:table-cell>
          <table:table-cell table:style-name="ce4" office:value-type="string">
            <text:p>Hynix</text:p>
          </table:table-cell>
          <table:table-cell table:style-name="ce9" office:value-type="string">
            <text:p>H57V2562GTR-75C</text:p>
          </table:table-cell>
          <table:table-cell table:style-name="ce9" office:value-type="float" office:value="1907383">
            <text:p>1907383</text:p>
          </table:table-cell>
          <table:table-cell table:style-name="ce14" office:value-type="string">
            <text:p><text:a xlink:href="http://uk.farnell.com/hynix-semiconductor/h57v2562gtr-75c/sdram-256mb-x16-54tsopii/dp/1907383">http://uk.farnell.com/hynix-semiconductor/h57v2562gtr-75c/sdram-256mb-x16-54tsopii/dp/1907383</text:a></text:p>
          </table:table-cell>
          <table:table-cell table:style-name="ce4" office:value-type="float" office:value="2.26">
            <text:p>2.26</text:p>
          </table:table-cell>
          <table:table-cell table:style-name="ce4" table:number-columns-repeated="1016"/>
        </table:table-row>
        <table:table-row table:style-name="ro7">
          <table:table-cell office:value-type="string">
            <text:p>U10</text:p>
          </table:table-cell>
          <table:table-cell office:value-type="string">
            <text:p>XS1-L1-128</text:p>
          </table:table-cell>
          <table:table-cell office:value-type="string">
            <text:p>XMOS_X1-L1_128TQFP</text:p>
          </table:table-cell>
          <table:table-cell office:value-type="string">
            <text:p>XMOS</text:p>
          </table:table-cell>
          <table:table-cell table:style-name="ce10" office:value-type="string">
            <text:p>XS1-L01A-TQ128-C5</text:p>
          </table:table-cell>
          <table:table-cell table:style-name="ce6" office:value-type="string">
            <text:p>880-1019-ND</text:p>
          </table:table-cell>
          <table:table-cell table:style-name="ce6" office:value-type="string">
            <text:p><text:a xlink:href="http://www.digikey.com/product-detail/en/XS1-L01A-TQ128-C5/880-1019-ND/2333460">http://www.digikey.com/product-detail/en/XS1-L01A-TQ128-C5/880-1019-ND/2333460</text:a></text:p>
          </table:table-cell>
          <table:table-cell office:value-type="float" office:value="10">
            <text:p>10</text:p>
          </table:table-cell>
          <table:table-cell table:number-columns-repeated="1016"/>
        </table:table-row>
        <table:table-row table:style-name="ro5">
          <table:table-cell office:value-type="string">
            <text:p>U11</text:p>
          </table:table-cell>
          <table:table-cell office:value-type="string">
            <text:p>NCP1529</text:p>
          </table:table-cell>
          <table:table-cell office:value-type="string">
            <text:p>TSOP-5</text:p>
          </table:table-cell>
          <table:table-cell office:value-type="string">
            <text:p>ON Semi</text:p>
          </table:table-cell>
          <table:table-cell office:value-type="string">
            <text:p>NCP1529ASNT1G</text:p>
          </table:table-cell>
          <table:table-cell table:style-name="ce7" office:value-type="float" office:value="1642398">
            <text:p>1642398</text:p>
          </table:table-cell>
          <table:table-cell table:style-name="ce12" office:value-type="string">
            <text:p><text:span text:style-name="T1"><text:a xlink:href="http://uk.farnell.com/on-semiconductor/ncp1529asnt1g/ic-step-down-dc-dc-converter-tsop/dp/1642398">http://uk.farnell.com/on-semiconductor/ncp1529asnt1g/ic-step-down-dc-dc-converter-tsop/dp/1642398</text:a></text:span></text:p>
          </table:table-cell>
          <table:table-cell office:value-type="float" office:value="0.518">
            <text:p>0.518</text:p>
          </table:table-cell>
          <table:table-cell table:number-columns-repeated="1016"/>
        </table:table-row>
        <table:table-row table:style-name="ro5">
          <table:table-cell office:value-type="string">
            <text:p>U12</text:p>
          </table:table-cell>
          <table:table-cell office:value-type="string">
            <text:p>NCP1529</text:p>
          </table:table-cell>
          <table:table-cell office:value-type="string">
            <text:p>TSOP-5</text:p>
          </table:table-cell>
          <table:table-cell office:value-type="string">
            <text:p>ON Semi</text:p>
          </table:table-cell>
          <table:table-cell office:value-type="string">
            <text:p>NCP1529ASNT1G</text:p>
          </table:table-cell>
          <table:table-cell table:style-name="ce7" office:value-type="float" office:value="1642398">
            <text:p>1642398</text:p>
          </table:table-cell>
          <table:table-cell table:style-name="ce12" office:value-type="string">
            <text:p><text:span text:style-name="T1"><text:a xlink:href="http://uk.farnell.com/on-semiconductor/ncp1529asnt1g/ic-step-down-dc-dc-converter-tsop/dp/1642398">http://uk.farnell.com/on-semiconductor/ncp1529asnt1g/ic-step-down-dc-dc-converter-tsop/dp/1642398</text:a></text:span></text:p>
          </table:table-cell>
          <table:table-cell office:value-type="float" office:value="0.518">
            <text:p>0.518</text:p>
          </table:table-cell>
          <table:table-cell table:number-columns-repeated="1016"/>
        </table:table-row>
        <table:table-row table:style-name="ro5">
          <table:table-cell office:value-type="string">
            <text:p>U13</text:p>
          </table:table-cell>
          <table:table-cell office:value-type="string">
            <text:p>NCP303LSN09T1G</text:p>
          </table:table-cell>
          <table:table-cell office:value-type="string">
            <text:p>TSOP-5</text:p>
          </table:table-cell>
          <table:table-cell office:value-type="string">
            <text:p>ON Semi</text:p>
          </table:table-cell>
          <table:table-cell office:value-type="string">
            <text:p>NCP303LSN09T1G</text:p>
          </table:table-cell>
          <table:table-cell table:style-name="ce7" office:value-type="float" office:value="1364634">
            <text:p>1364634</text:p>
          </table:table-cell>
          <table:table-cell table:style-name="ce12" office:value-type="string">
            <text:p><text:span text:style-name="T1"><text:a xlink:href="http://uk.farnell.com/on-semiconductor/ncp303lsn09t1g/ic-volt-detector-0-45µa-10v-tsop/dp/1364634?Ntt=NCP303LSN09T1G">http://uk.farnell.com/on-semiconductor/ncp303lsn09t1g/ic-volt-detector-0-45%C2%B5a-10v-tsop/dp/1364634?Ntt=NCP303LSN09T1G</text:a></text:span></text:p>
          </table:table-cell>
          <table:table-cell office:value-type="float" office:value="0.236">
            <text:p>0.236</text:p>
          </table:table-cell>
          <table:table-cell table:number-columns-repeated="1016"/>
        </table:table-row>
        <table:table-row table:style-name="ro6">
          <table:table-cell office:value-type="string">
            <text:p>U14</text:p>
          </table:table-cell>
          <table:table-cell office:value-type="string">
            <text:p>82R</text:p>
          </table:table-cell>
          <table:table-cell/>
          <table:table-cell table:style-name="ce6" office:value-type="string">
            <text:p>Yageo</text:p>
          </table:table-cell>
          <table:table-cell table:style-name="ce6" office:value-type="string">
            <text:p>YC124-JR-074K7L</text:p>
          </table:table-cell>
          <table:table-cell table:style-name="ce6" office:value-type="float" office:value="9235400">
            <text:p>9235400</text:p>
          </table:table-cell>
          <table:table-cell table:style-name="ce6" office:value-type="string">
            <text:p><text:a xlink:href="http://uk.farnell.com/yageo-phycomp/yc124-jr-074k7l/resistor-array-arv341-0804-4k7/dp/9235400">http://uk.farnell.com/yageo-phycomp/yc124-jr-074k7l/resistor-array-arv341-0804-4k7/dp/9235400</text:a></text:p>
          </table:table-cell>
          <table:table-cell office:value-type="float" office:value="0.112">
            <text:p>0.112</text:p>
          </table:table-cell>
          <table:table-cell table:number-columns-repeated="1016"/>
        </table:table-row>
        <table:table-row table:style-name="ro6">
          <table:table-cell office:value-type="string">
            <text:p>U15</text:p>
          </table:table-cell>
          <table:table-cell office:value-type="string">
            <text:p>TS3A5018</text:p>
          </table:table-cell>
          <table:table-cell/>
          <table:table-cell office:value-type="string">
            <text:p>TI</text:p>
          </table:table-cell>
          <table:table-cell table:style-name="ce6" office:value-type="string">
            <text:p>TS3A5018PWG4</text:p>
          </table:table-cell>
          <table:table-cell table:style-name="ce6" office:value-type="float" office:value="1494943">
            <text:p>1494943</text:p>
          </table:table-cell>
          <table:table-cell table:style-name="ce6" office:value-type="string">
            <text:p><text:a xlink:href="http://uk.farnell.com/texas-instruments/ts3a5018pwg4/switch-analog-spdt-quad-10r-smd/dp/1494943">http://uk.farnell.com/texas-instruments/ts3a5018pwg4/switch-analog-spdt-quad-10r-smd/dp/1494943</text:a></text:p>
          </table:table-cell>
          <table:table-cell office:value-type="float" office:value="0.72">
            <text:p>0.72</text:p>
          </table:table-cell>
          <table:table-cell table:number-columns-repeated="1016"/>
        </table:table-row>
        <table:table-row table:style-name="ro8">
          <table:table-cell office:value-type="string">
            <text:p>U16</text:p>
          </table:table-cell>
          <table:table-cell office:value-type="string">
            <text:p>NC7WZ17</text:p>
          </table:table-cell>
          <table:table-cell office:value-type="string">
            <text:p>SC70-6</text:p>
          </table:table-cell>
          <table:table-cell office:value-type="string">
            <text:p>Fairchild</text:p>
          </table:table-cell>
          <table:table-cell table:style-name="ce6" office:value-type="string">
            <text:p>NC7WZ17P6X</text:p>
          </table:table-cell>
          <table:table-cell table:style-name="ce6" office:value-type="string">
            <text:p>1651986RL</text:p>
          </table:table-cell>
          <table:table-cell table:style-name="ce6" office:value-type="string">
            <text:p><text:a xlink:href="http://uk.farnell.com/fairchild-semiconductor/nc7wz17p6x/ic-buffers-drivers-receivers/dp/1651986RL">http://uk.farnell.com/fairchild-semiconductor/nc7wz17p6x/ic-buffers-drivers-receivers/dp/1651986RL</text:a></text:p>
          </table:table-cell>
          <table:table-cell office:value-type="float" office:value="0.2">
            <text:p>0.2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W1</text:p>
          </table:table-cell>
          <table:table-cell table:style-name="ce2" office:value-type="string">
            <text:p>CLK_EN</text:p>
          </table:table-cell>
          <table:table-cell table:style-name="ce2" office:value-type="string">
            <text:p>TestPad-1mm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W2</text:p>
          </table:table-cell>
          <table:table-cell table:style-name="ce2" office:value-type="string">
            <text:p>CLK</text:p>
          </table:table-cell>
          <table:table-cell table:style-name="ce2" office:value-type="string">
            <text:p>TestPad-1mm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W3</text:p>
          </table:table-cell>
          <table:table-cell table:style-name="ce2" office:value-type="string">
            <text:p>GPIO1</text:p>
          </table:table-cell>
          <table:table-cell table:style-name="ce2" office:value-type="string">
            <text:p>TestPad-1mm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W4</text:p>
          </table:table-cell>
          <table:table-cell table:style-name="ce2" office:value-type="string">
            <text:p>GPIO2</text:p>
          </table:table-cell>
          <table:table-cell table:style-name="ce2" office:value-type="string">
            <text:p>TestPad-1mm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W5</text:p>
          </table:table-cell>
          <table:table-cell table:style-name="ce2" office:value-type="string">
            <text:p>MODE3</text:p>
          </table:table-cell>
          <table:table-cell table:style-name="ce2" office:value-type="string">
            <text:p>TestPad-1mm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W7</text:p>
          </table:table-cell>
          <table:table-cell table:style-name="ce2" office:value-type="string">
            <text:p>3V3Reg</text:p>
          </table:table-cell>
          <table:table-cell table:style-name="ce2" office:value-type="string">
            <text:p>TestPad-1mm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W8</text:p>
          </table:table-cell>
          <table:table-cell table:style-name="ce2" office:value-type="string">
            <text:p>1VReg</text:p>
          </table:table-cell>
          <table:table-cell table:style-name="ce2" office:value-type="string">
            <text:p>TestPad-1mm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W9</text:p>
          </table:table-cell>
          <table:table-cell table:style-name="ce2" office:value-type="string">
            <text:p>1VFB</text:p>
          </table:table-cell>
          <table:table-cell table:style-name="ce2" office:value-type="string">
            <text:p>TestPad-1mm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W10</text:p>
          </table:table-cell>
          <table:table-cell table:style-name="ce2" office:value-type="string">
            <text:p>3V3FB</text:p>
          </table:table-cell>
          <table:table-cell table:style-name="ce2" office:value-type="string">
            <text:p>TestPad-1mm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W11</text:p>
          </table:table-cell>
          <table:table-cell table:style-name="ce2" office:value-type="string">
            <text:p>3V3</text:p>
          </table:table-cell>
          <table:table-cell table:style-name="ce2" office:value-type="string">
            <text:p>TestPad-1mm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W12</text:p>
          </table:table-cell>
          <table:table-cell table:style-name="ce2" office:value-type="string">
            <text:p>1V</text:p>
          </table:table-cell>
          <table:table-cell table:style-name="ce2" office:value-type="string">
            <text:p>TestPad-1mm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W13</text:p>
          </table:table-cell>
          <table:table-cell table:style-name="ce2" office:value-type="string">
            <text:p>RESET_N</text:p>
          </table:table-cell>
          <table:table-cell table:style-name="ce2" office:value-type="string">
            <text:p>TestPad-1mm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office:value-type="string">
            <text:p>US Stock charge</text:p>
          </table:table-cell>
          <table:table-cell/>
          <table:table-cell office:value-type="float" office:value="15.95">
            <text:p>15.95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4"/>
          <table:table-cell office:value-type="string">
            <text:p>Total component cost per board</text:p>
          </table:table-cell>
          <table:table-cell/>
          <table:table-cell table:formula="of:=SUM([.H11:.H77])" office:value-type="float" office:value="22.494">
            <text:p>22.494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Board manufacture: </text:p>
          </table:table-cell>
          <table:table-cell/>
          <table:table-cell office:value-type="float" office:value="77">
            <text:p>77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30 unique lines</text:p>
          </table:table-cell>
          <table:table-cell table:number-columns-repeated="2"/>
          <table:table-cell office:value-type="string">
            <text:p>Assembly (up to 60 parts)</text:p>
          </table:table-cell>
          <table:table-cell/>
          <table:table-cell office:value-type="float" office:value="342">
            <text:p>342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58 total parts</text:p>
          </table:table-cell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Total:</text:p>
          </table:table-cell>
          <table:table-cell/>
          <table:table-cell table:formula="of:=(10*[.G95])+[.G96]+[.G97]" office:value-type="float" office:value="643.94">
            <text:p>643.94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Total per board (10 off)</text:p>
          </table:table-cell>
          <table:table-cell/>
          <table:table-cell table:formula="of:=[.G99]/10" office:value-type="float" office:value="64.394">
            <text:p>64.394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1">11/10/2012</text:date>, <text:time>17:1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1T17:12:09</dc:date>
    <dc:creator>Simon Hollis</dc:creator>
    <meta:generator>LibreOffice/3.4$Unix LibreOffice_project/340m1$Build-402</meta:generator>
    <meta:editing-duration>PT4H21M31S</meta:editing-duration>
    <meta:editing-cycles>52</meta:editing-cycles>
    <meta:document-statistic meta:table-count="1" meta:cell-count="430" meta:object-count="0"/>
  </office:meta>
</office:document-meta>
</file>